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alTestNGSpringContextTests.dropTables( String ...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TestNGSpringContextTests.countRowsInTabl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TestNGSpringContextTests.countRowsInTableWhere( String tableName , String whereCl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TestNGSpringContextTests.deleteFromTables( String ...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TestNGSpringContextTests.executeSqlScript( String sqlResourcePath , boolean continue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ransactionalTestNGSpringContextTests.deleteFromTableWhere( String tableName , String whereClaus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TestNGSpringContextTests.setSqlScriptEncoding( String sqlScrip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TestNGSpringContext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